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6.3007in" fo:margin-left="-0.075in" fo:margin-top="0in" fo:margin-bottom="0in" table:align="left" style:writing-mode="lr-tb"/>
    </style:style>
    <style:style style:name="Tabelle1.A" style:family="table-column">
      <style:table-column-properties style:column-width="1.575in"/>
    </style:style>
    <style:style style:name="Tabelle1.B" style:family="table-column">
      <style:table-column-properties style:column-width="2.1653in"/>
    </style:style>
    <style:style style:name="Tabelle1.C" style:family="table-column">
      <style:table-column-properties style:column-width="2.5604in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1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elle2" style:family="table">
      <style:table-properties style:width="6.2931in" fo:margin-left="-0.075in" fo:margin-top="0in" fo:margin-bottom="0in" table:align="left" style:writing-mode="lr-tb"/>
    </style:style>
    <style:style style:name="Tabelle2.A" style:family="table-column">
      <style:table-column-properties style:column-width="1.575in"/>
    </style:style>
    <style:style style:name="Tabelle2.B" style:family="table-column">
      <style:table-column-properties style:column-width="4.7181in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2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elle3" style:family="table">
      <style:table-properties style:width="6.2931in" fo:margin-left="-0.075in" fo:margin-top="0in" fo:margin-bottom="0in" table:align="left" style:writing-mode="lr-tb"/>
    </style:style>
    <style:style style:name="Tabelle3.A" style:family="table-column">
      <style:table-column-properties style:column-width="1.575in"/>
    </style:style>
    <style:style style:name="Tabelle3.B" style:family="table-column">
      <style:table-column-properties style:column-width="4.7181in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3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elle4" style:family="table">
      <style:table-properties style:width="6.2931in" fo:margin-left="-0.075in" fo:margin-top="0in" fo:margin-bottom="0in" table:align="left" style:writing-mode="lr-tb"/>
    </style:style>
    <style:style style:name="Tabelle4.A" style:family="table-column">
      <style:table-column-properties style:column-width="1.575in"/>
    </style:style>
    <style:style style:name="Tabelle4.B" style:family="table-column">
      <style:table-column-properties style:column-width="4.7181in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4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elle5" style:family="table">
      <style:table-properties style:width="6.2931in" fo:margin-left="-0.075in" fo:margin-top="0in" fo:margin-bottom="0in" table:align="left" style:writing-mode="lr-tb"/>
    </style:style>
    <style:style style:name="Tabelle5.A" style:family="table-column">
      <style:table-column-properties style:column-width="1.575in"/>
    </style:style>
    <style:style style:name="Tabelle5.B" style:family="table-column">
      <style:table-column-properties style:column-width="4.7181in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5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elle6" style:family="table">
      <style:table-properties style:width="6.2931in" fo:margin-left="-0.075in" fo:margin-top="0in" fo:margin-bottom="0in" table:align="left" style:writing-mode="lr-tb"/>
    </style:style>
    <style:style style:name="Tabelle6.A" style:family="table-column">
      <style:table-column-properties style:column-width="1.575in"/>
    </style:style>
    <style:style style:name="Tabelle6.B" style:family="table-column">
      <style:table-column-properties style:column-width="4.7181in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6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elle7" style:family="table">
      <style:table-properties style:width="6.2931in" fo:margin-left="-0.075in" fo:margin-top="0in" fo:margin-bottom="0in" table:align="left" style:writing-mode="lr-tb"/>
    </style:style>
    <style:style style:name="Tabelle7.A" style:family="table-column">
      <style:table-column-properties style:column-width="1.575in"/>
    </style:style>
    <style:style style:name="Tabelle7.B" style:family="table-column">
      <style:table-column-properties style:column-width="4.7181in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7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595959" loext:opacity="100%" style:font-name="Times New Roman1" fo:font-size="10pt" style:font-size-asian="10pt" style:font-name-complex="Times New Roman2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00%"/>
      <style:text-properties fo:color="#595959" loext:opacity="100%" style:font-name="Times New Roman1" fo:font-size="13pt" style:font-size-asian="13pt" style:font-name-complex="Times New Roman2" style:font-size-complex="13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1" fo:font-size="12pt" style:font-size-asian="12pt"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text-align="end" style:justify-single-word="false"/>
      <style:text-properties fo:color="#595959" loext:opacity="100%" style:font-name="Times New Roman1" fo:font-size="12pt" style:font-size-asian="12pt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595959" loext:opacity="100%" style:font-name="Times New Roman1" fo:font-size="13pt" style:font-size-asian="13pt" style:font-name-complex="Times New Roman2" style:font-size-complex="13pt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Times New Roman1" fo:font-size="12pt" style:font-size-asian="12pt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15%" fo:break-before="page"/>
      <style:text-properties style:font-name="Times New Roman1" fo:font-size="12pt" style:font-size-asian="12pt" style:font-name-complex="Times New Roman2" style:font-size-complex="12pt"/>
    </style:style>
    <style:style style:name="P10" style:family="paragraph" style:parent-style-name="Standard">
      <style:paragraph-properties fo:margin-left="0.1575in" fo:margin-right="0in" fo:margin-top="0in" fo:margin-bottom="0in" style:contextual-spacing="false" fo:line-height="115%" fo:text-align="end" style:justify-single-word="false" fo:text-indent="0in" style:auto-text-indent="false"/>
      <style:text-properties fo:color="#595959" loext:opacity="100%" style:font-name="Times New Roman1" fo:font-size="10pt" style:font-size-asian="10pt" style:font-name-complex="Times New Roman2" style:font-size-complex="10pt"/>
    </style:style>
    <style:style style:name="P11" style:family="paragraph" style:parent-style-name="Standard">
      <style:paragraph-properties fo:margin-left="0.1575in" fo:margin-right="0in" fo:margin-top="0in" fo:margin-bottom="0in" style:contextual-spacing="false" fo:line-height="115%" fo:text-indent="0in" style:auto-text-indent="false"/>
      <style:text-properties style:font-name="Times New Roman1" fo:font-size="12pt" style:font-size-asian="12pt" style:font-name-complex="Times New Roman2" style:font-size-complex="12pt"/>
    </style:style>
    <style:style style:name="P12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1" fo:font-size="15pt" style:font-size-asian="15pt" style:font-name-complex="Times New Roman2" style:font-size-complex="15pt"/>
    </style:style>
    <style:style style:name="P13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1" fo:font-size="12pt" style:font-size-asian="12pt" style:font-name-complex="Times New Roman2" style:font-size-complex="12pt"/>
    </style:style>
    <style:style style:name="P14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1" fo:font-size="10pt" style:font-size-asian="10pt" style:font-name-complex="Times New Roman2" style:font-size-complex="10pt"/>
    </style:style>
    <style:style style:name="P15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1" fo:font-size="12pt" style:font-size-asian="12pt" style:font-name-complex="Times New Roman2" style:font-size-complex="12pt"/>
    </style:style>
    <style:style style:name="P16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17" style:family="paragraph" style:parent-style-name="Standard">
      <style:paragraph-properties fo:margin-top="0in" fo:margin-bottom="0.111in" style:contextual-spacing="false">
        <style:tab-stops>
          <style:tab-stop style:position="3.7835in"/>
        </style:tab-stops>
      </style:paragraph-properties>
      <style:text-properties style:font-name="Times New Roman1" fo:font-size="13pt" style:font-size-asian="13pt" style:font-name-complex="Times New Roman2" style:font-size-complex="13pt"/>
    </style:style>
    <style:style style:name="P18" style:family="paragraph" style:parent-style-name="Standard" style:master-page-name="Standard">
      <style:paragraph-properties fo:margin-top="0in" fo:margin-bottom="0in" style:contextual-spacing="false" fo:line-height="115%" style:page-number="auto"/>
      <style:text-properties fo:color="#000000" loext:opacity="100%" style:font-name="Times New Roman1" fo:font-size="12pt" style:font-size-asian="12pt" style:font-name-complex="Times New Roman2" style:font-size-complex="12pt"/>
    </style:style>
    <style:style style:name="P19" style:family="paragraph" style:parent-style-name="Header">
      <style:paragraph-properties fo:text-align="center" style:justify-single-word="false"/>
      <style:text-properties fo:color="#44546a" loext:opacity="100%" style:font-name="Times New Roman1" fo:font-size="28pt" officeooo:rsid="00030ddc" officeooo:paragraph-rsid="00030ddc" style:font-size-asian="28pt" style:font-name-complex="Times New Roman2" style:font-size-complex="28pt"/>
    </style:style>
    <style:style style:name="P20" style:family="paragraph" style:parent-style-name="Header">
      <style:paragraph-properties fo:margin-top="0in" fo:margin-bottom="0.0835in" style:contextual-spacing="false" fo:text-align="center" style:justify-single-word="false"/>
      <style:text-properties fo:color="#44546a" loext:opacity="100%" style:font-name="Times New Roman1" fo:font-size="28pt" fo:font-weight="bold" officeooo:rsid="00030ddc" officeooo:paragraph-rsid="00030ddc" style:font-size-asian="28pt" style:font-weight-asian="bold" style:font-name-complex="Times New Roman2" style:font-size-complex="28pt"/>
    </style:style>
    <style:style style:name="P21" style:family="paragraph" style:parent-style-name="List_20_Paragraph" style:list-style-name="WWNum1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1" fo:font-size="12pt" style:font-size-asian="12pt" style:font-name-complex="Times New Roman2" style:font-size-complex="12pt"/>
    </style:style>
    <style:style style:name="T1" style:family="text">
      <style:text-properties fo:color="#595959" loext:opacity="100%" style:font-name="Times New Roman1" style:font-name-complex="Times New Roman2"/>
    </style:style>
    <style:style style:name="T2" style:family="text">
      <style:text-properties fo:color="#595959" loext:opacity="100%" style:font-name="Times New Roman1" fo:font-size="13pt" style:font-size-asian="13pt" style:font-name-complex="Times New Roman2" style:font-size-complex="13pt"/>
    </style:style>
    <style:style style:name="T3" style:family="text">
      <style:text-properties style:font-name="Times New Roman1" fo:font-size="12pt" style:font-size-asian="12pt" style:font-name-complex="Times New Roman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GoBack"/></text:p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2">Persönliche</text:p>
            <text:p text:style-name="P12">Daten</text:p>
            <text:p text:style-name="P6"/>
          </table:table-cell>
          <table:table-cell table:style-name="Tabelle1.B1" office:value-type="string">
            <text:p text:style-name="P13">Adresse</text:p>
            <text:p text:style-name="P15">Musterstraße 1</text:p>
            <text:p text:style-name="P15">12345 Musterstadt</text:p>
            <text:p text:style-name="P13">Geburtsdatum / -ort</text:p>
            <text:p text:style-name="P15">01.01.1970 in Musterstadt</text:p>
            <text:p text:style-name="P13">Staatsangehörigkeit</text:p>
            <text:p text:style-name="P15">deutsch</text:p>
            <text:p text:style-name="P13">Familienstand</text:p>
            <text:p text:style-name="P15">ledig</text:p>
          </table:table-cell>
          <table:table-cell table:style-name="Tabelle1.B1" office:value-type="string">
            <text:p text:style-name="P10"/>
          </table:table-cell>
        </table:table-row>
      </table:table>
      <text:p text:style-name="P5"/>
      <text:p text:style-name="P5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>Beruflicher</text:p>
            <text:p text:style-name="P12">Werdegang</text:p>
            <text:p text:style-name="P6"/>
          </table:table-cell>
          <table:table-cell table:style-name="Tabelle2.B1" office:value-type="string">
            <text:p text:style-name="P14">seit 09/2009</text:p>
            <text:p text:style-name="P16">Musterstelle</text:p>
            <text:p text:style-name="P13">Musterfirma GmbH, Musterstadt</text:p>
            <text:list xml:id="list3474869564" text:style-name="WWNum1">
              <text:list-item>
                <text:p text:style-name="P21"><text:s/>Mustertätigkeit / Schwerpunkt</text:p>
              </text:list-item>
              <text:list-item>
                <text:p text:style-name="P21"><text:s/>Mustertätigkeit / Schwerpunkt</text:p>
              </text:list-item>
              <text:list-item>
                <text:p text:style-name="P21"><text:s/>Mustertätigkeit / Schwerpunkt</text:p>
              </text:list-item>
            </text:list>
            <text:p text:style-name="P11"/>
          </table:table-cell>
        </table:table-row>
        <table:table-row table:style-name="Tabelle2.1">
          <table:table-cell table:style-name="Tabelle2.A1" office:value-type="string">
            <text:p text:style-name="P7"/>
          </table:table-cell>
          <table:table-cell table:style-name="Tabelle2.B1" office:value-type="string">
            <text:p text:style-name="P14">07/2000 – 08/2009</text:p>
            <text:p text:style-name="P16">Musterstelle</text:p>
            <text:p text:style-name="P13">Musterfirma GmbH, Musterstadt</text:p>
            <text:list xml:id="list151026483299913" text:continue-numbering="true" text:style-name="WWNum1">
              <text:list-item>
                <text:p text:style-name="P21"><text:s/>Mustertätigkeit / Schwerpunkt</text:p>
              </text:list-item>
              <text:list-item>
                <text:p text:style-name="P21"><text:s/>Mustertätigkeit / Schwerpunkt</text:p>
              </text:list-item>
              <text:list-item>
                <text:p text:style-name="P21"><text:s/>Mustertätigkeit / Schwerpunkt</text:p>
              </text:list-item>
            </text:list>
          </table:table-cell>
        </table:table-row>
      </table:table>
      <text:p text:style-name="P5"/>
      <text:p text:style-name="P5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2">Ausbildung</text:p>
            <text:p text:style-name="P6"/>
          </table:table-cell>
          <table:table-cell table:style-name="Tabelle3.B1" office:value-type="string">
            <text:p text:style-name="P14">09/1996 – 06/2000</text:p>
            <text:p text:style-name="P16">Musterstudium</text:p>
            <text:p text:style-name="P13">Musterhochschule, Musterstadt</text:p>
            <text:list xml:id="list151026142598920" text:continue-numbering="true" text:style-name="WWNum1">
              <text:list-item>
                <text:p text:style-name="P21"><text:s/>Schwerpunkt</text:p>
              </text:list-item>
              <text:list-item>
                <text:p text:style-name="P21"><text:s/>Schwerpunkt</text:p>
              </text:list-item>
              <text:list-item>
                <text:p text:style-name="P21"><text:s/>Abschlussnote: 1,0</text:p>
              </text:list-item>
            </text:list>
          </table:table-cell>
        </table:table-row>
      </table:table>
      <text:p text:style-name="P8"/>
      <text:p text:style-name="P9"/>
      <text:p text:style-name="P8"/>
      <text:p text:style-name="P8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7"/>
          </table:table-cell>
          <table:table-cell table:style-name="Tabelle4.B1" office:value-type="string">
            <text:p text:style-name="P14">09/1993 – 06/1996</text:p>
            <text:p text:style-name="P16">Ausbildung zum Musterberuf </text:p>
            <text:p text:style-name="P13">Musterfirma GmbH, Musterstadt</text:p>
            <text:list xml:id="list151025657447068" text:continue-numbering="true" text:style-name="WWNum1">
              <text:list-item>
                <text:p text:style-name="P21"><text:s/>Mustertätigkeit / Schwerpunkt</text:p>
              </text:list-item>
              <text:list-item>
                <text:p text:style-name="P21"><text:s/>Mustertätigkeit / Schwerpunkt</text:p>
              </text:list-item>
              <text:list-item>
                <text:p text:style-name="P21"><text:s/>Mustertätigkeit / Schwerpunkt</text:p>
              </text:list-item>
            </text:list>
          </table:table-cell>
        </table:table-row>
      </table:table>
      <text:p text:style-name="P3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2">Weiterbildung</text:p>
            <text:p text:style-name="P6"/>
          </table:table-cell>
          <table:table-cell table:style-name="Tabelle5.B1" office:value-type="string">
            <text:p text:style-name="P14">09/2009 – 11/2009</text:p>
            <text:p text:style-name="P16">Weiterbildung zur Musterqualifikation</text:p>
            <text:p text:style-name="P13">Musterorganisation, Musterstadt</text:p>
            <text:list xml:id="list151024917340366" text:continue-numbering="true" text:style-name="WWNum1">
              <text:list-item>
                <text:p text:style-name="P21"><text:s/>Schwerpunkt</text:p>
              </text:list-item>
              <text:list-item>
                <text:p text:style-name="P21"><text:s/>Schwerpunkt</text:p>
              </text:list-item>
            </text:list>
            <text:p text:style-name="P11"/>
          </table:table-cell>
        </table:table-row>
      </table:table>
      <text:p text:style-name="P3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2">Kenntnisse</text:p>
            <text:p text:style-name="P6"/>
          </table:table-cell>
          <table:table-cell table:style-name="Tabelle6.B1" office:value-type="string">
            <text:p text:style-name="P13">EDV- &amp; Software-Kenntnisse</text:p>
            <text:list xml:id="list151026300977148" text:continue-numbering="true" text:style-name="WWNum1">
              <text:list-item>
                <text:p text:style-name="P21"><text:s/>Microsoft Office 2010 (fortgeschritten)</text:p>
              </text:list-item>
              <text:list-item>
                <text:p text:style-name="P21"><text:s/>HTML &amp; CSS (gut)</text:p>
              </text:list-item>
              <text:list-item>
                <text:p text:style-name="P21"><text:s/>JAVA (fortgeschritten)</text:p>
              </text:list-item>
            </text:list>
            <text:p text:style-name="P13">Sprachkenntnisse</text:p>
            <text:list xml:id="list151024710213439" text:continue-numbering="true" text:style-name="WWNum1">
              <text:list-item>
                <text:p text:style-name="P21"><text:s/>Englisch (fließend in Wort und Schrift)</text:p>
              </text:list-item>
              <text:list-item>
                <text:p text:style-name="P21"><text:s/>Französisch (gut)</text:p>
              </text:list-item>
              <text:list-item>
                <text:p text:style-name="P21"><text:s/>JAVA (Grundkenntnisse)</text:p>
              </text:list-item>
            </text:list>
            <text:p text:style-name="P13">Führerschein</text:p>
            <text:list xml:id="list151026121041095" text:continue-numbering="true" text:style-name="WWNum1">
              <text:list-item>
                <text:p text:style-name="P21"><text:s/>Klasse B</text:p>
              </text:list-item>
            </text:list>
          </table:table-cell>
        </table:table-row>
      </table:table>
      <text:p text:style-name="P3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2">Interessen</text:p>
            <text:p text:style-name="P6"/>
          </table:table-cell>
          <table:table-cell table:style-name="Tabelle7.B1" office:value-type="string">
            <text:p text:style-name="P13">Engagement</text:p>
            <text:list xml:id="list151025416663936" text:continue-numbering="true" text:style-name="WWNum1">
              <text:list-item>
                <text:p text:style-name="P21"><text:s/>Jugendleiter Abteilung Basketball, TSV Musterverein</text:p>
              </text:list-item>
            </text:list>
            <text:p text:style-name="P13">Hobbys</text:p>
            <text:list xml:id="list151025394811172" text:continue-numbering="true" text:style-name="WWNum1">
              <text:list-item>
                <text:p text:style-name="P21"><text:s/>Eigenständige Entwicklung von Webseiten</text:p>
              </text:list-item>
              <text:list-item>
                <text:p text:style-name="P21"><text:s/>Basketball</text:p>
              </text:list-item>
            </text:list>
          </table:table-cell>
        </table:table-row>
      </table:table>
      <text:p text:style-name="P3"/>
      <text:p text:style-name="P4"><text:span text:style-name="T3">Musterstadt, 01.01.2015 <text:tab/></text:span><text:span text:style-name="T2"><text:tab/><text:tab/><text:tab/></text:span></text:p>
      <text:p text:style-name="P1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text-align="start" style:justify-single-word="false" fo:orphans="2" fo:widows="2" style:punctuation-wrap="simple" style:writing-mode="lr-tb"/>
      <style:text-properties fo:color="#00000a" loext:opacity="100%" style:font-name="Calibri" fo:font-family="Calibri" style:font-family-generic="roman" style:font-pitch="variable" fo:font-size="11pt" fo:language="de" fo:country="DE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style:contextual-spacing="false" fo:text-indent="0in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color="#595959" loext:opacity="100%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loext:opacity="100%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595959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color="#595959" loext:opacity="100%"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1" style:num-suffix="»" text:bullet-char="»">
        <style:list-level-properties text:list-level-position-and-space-mode="label-alignment">
          <style:list-level-label-alignment text:label-followed-by="listtab" fo:margin-left="0.1575in"/>
        </style:list-level-properties>
        <style:text-properties style:font-name="Times New Roman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0835in" style:contextual-spacing="false" fo:text-align="center" style:justify-single-word="false"/>
      <style:text-properties fo:color="#44546a" loext:opacity="100%" style:font-name="Times New Roman1" fo:font-size="28pt" fo:font-weight="bold" officeooo:rsid="00030ddc" officeooo:paragraph-rsid="00030ddc" style:font-size-asian="28pt" style:font-weight-asian="bold" style:font-name-complex="Times New Roman2" style:font-size-complex="28pt"/>
    </style:style>
    <style:style style:name="MP2" style:family="paragraph" style:parent-style-name="Header">
      <style:paragraph-properties fo:text-align="center" style:justify-single-word="false"/>
      <style:text-properties fo:color="#44546a" loext:opacity="100%" style:font-name="Times New Roman1" fo:font-size="28pt" officeooo:rsid="00030ddc" officeooo:paragraph-rsid="00030ddc" style:font-size-asian="28pt" style:font-name-complex="Times New Roman2" style:font-size-complex="28pt"/>
    </style:style>
    <style:style style:name="MP3" style:family="paragraph" style:parent-style-name="Header">
      <style:paragraph-properties fo:text-align="center" style:justify-single-word="false"/>
      <style:text-properties fo:color="#595959" loext:opacity="100%" style:font-name="Times New Roman1" fo:font-size="10pt" style:font-size-asian="10pt" style:font-name-complex="Times New Roman2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color="#595959" loext:opacity="100%" style:font-name="Times New Roman1" style:font-name-complex="Times New Roman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[LAST_NAME]</text:p>
        <text:p text:style-name="MP2">[FIRST_NAME]</text:p>
        <text:p text:style-name="MP3">Telefon: 12345 67890 | Mobil: 0123 456789 | E-Mail: max.mustermann@bewerbung.co</text:p>
      </style:header>
      <style:footer>
        <text:p text:style-name="MP4"><text:span text:style-name="MT1">Seite 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12T12:40:00</meta:creation-date>
    <meta:initial-creator>Tabellarischer-Lebenslauf.net</meta:initial-creator>
    <dc:language>de-CH</dc:language>
    <meta:print-date>2019-06-18T13:43:14.01</meta:print-date>
    <dc:date>2021-07-27T15:10:21.261298107</dc:date>
    <meta:editing-cycles>6</meta:editing-cycles>
    <meta:editing-duration>PT5M11S</meta:editing-duration>
    <meta:generator>LibreOffice/7.1.4.2$Linux_X86_64 LibreOffice_project/10$Build-2</meta:generator>
    <meta:document-statistic meta:table-count="7" meta:image-count="0" meta:object-count="0" meta:page-count="2" meta:paragraph-count="67" meta:word-count="167" meta:character-count="1375" meta:non-whitespace-character-count="1263"/>
    <meta:user-defined meta:name="Company">CBW</meta:user-defined>
    <meta:template xlink:type="simple" xlink:actuate="onRequest" xlink:title="Normal.dotm" xlink:href=""/>
  </office:meta>
</office:document-meta>
</file>